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dd028" officeooo:paragraph-rsid="000dd028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93eb0" officeooo:paragraph-rsid="00093eb0" fo:background-color="#ffd8ce"/>
    </style:style>
    <style:style style:name="P3" style:family="paragraph" style:parent-style-name="Standard">
      <style:text-properties officeooo:rsid="000c6de6" officeooo:paragraph-rsid="00093eb0"/>
    </style:style>
    <style:style style:name="P4" style:family="paragraph" style:parent-style-name="Standard">
      <style:text-properties officeooo:rsid="00093eb0" officeooo:paragraph-rsid="00093eb0"/>
    </style:style>
    <style:style style:name="P5" style:family="paragraph" style:parent-style-name="Standard">
      <style:text-properties officeooo:rsid="000c6de6" officeooo:paragraph-rsid="000c6de6"/>
    </style:style>
    <style:style style:name="P6" style:family="paragraph" style:parent-style-name="Standard">
      <style:text-properties officeooo:rsid="00157121" officeooo:paragraph-rsid="00157121"/>
    </style:style>
    <style:style style:name="P7" style:family="paragraph" style:parent-style-name="Standard">
      <style:text-properties officeooo:rsid="000fe2f2" officeooo:paragraph-rsid="000fe2f2"/>
    </style:style>
    <style:style style:name="P8" style:family="paragraph" style:parent-style-name="Standard">
      <style:text-properties officeooo:rsid="000b4861" officeooo:paragraph-rsid="000c6de6"/>
    </style:style>
    <style:style style:name="P9" style:family="paragraph" style:parent-style-name="Standard">
      <style:text-properties officeooo:rsid="000a381b" officeooo:paragraph-rsid="000cbbda"/>
    </style:style>
    <style:style style:name="P10" style:family="paragraph" style:parent-style-name="Standard">
      <style:text-properties officeooo:rsid="000cbbda" officeooo:paragraph-rsid="000cbbda"/>
    </style:style>
    <style:style style:name="P11" style:family="paragraph" style:parent-style-name="Standard">
      <style:text-properties officeooo:rsid="000b4861" officeooo:paragraph-rsid="000b4861"/>
    </style:style>
    <style:style style:name="P12" style:family="paragraph" style:parent-style-name="Standard">
      <style:text-properties officeooo:rsid="000a1ef3" officeooo:paragraph-rsid="000a1ef3"/>
    </style:style>
    <style:style style:name="P13" style:family="paragraph" style:parent-style-name="Standard">
      <style:text-properties officeooo:rsid="000a381b" officeooo:paragraph-rsid="000a381b"/>
    </style:style>
    <style:style style:name="P14" style:family="paragraph" style:parent-style-name="Standard">
      <style:text-properties officeooo:rsid="000b4861" officeooo:paragraph-rsid="000a381b"/>
    </style:style>
    <style:style style:name="P15" style:family="paragraph" style:parent-style-name="Standard">
      <style:text-properties fo:font-style="italic" fo:font-weight="normal" officeooo:rsid="000a1ef3" officeooo:paragraph-rsid="000b4861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iten - Times </text:p>
      <text:p text:style-name="P2"/>
      <text:p text:style-name="P3">die Uhr / <text:span text:style-name="T1">Uhren</text:span><text:tab/><text:tab/><text:tab/>- the clock / clocks</text:p>
      <text:p text:style-name="P3">die Zeit / Zeiten <text:s/><text:tab/><text:tab/><text:tab/>- the <text:span text:style-name="T1">time</text:span> / times</text:p>
      <text:p text:style-name="P3">die <text:span text:style-name="T1">Sekunde</text:span> / Sekunden<text:tab/><text:tab/>- <text:span text:style-name="T1">the</text:span> second / seconds</text:p>
      <text:p text:style-name="P3">die Minute / Minuten<text:tab/><text:tab/><text:tab/>- the minute / minutes</text:p>
      <text:p text:style-name="P3">die Stunde / Stunden<text:tab/><text:tab/><text:tab/>- the hour / hours</text:p>
      <text:p text:style-name="P3">die Vergangenheit<text:tab/><text:tab/><text:tab/>- the past</text:p>
      <text:p text:style-name="P3">die Gegenwart<text:tab/><text:tab/><text:tab/><text:tab/>- the present</text:p>
      <text:p text:style-name="P3">die Zukunft<text:tab/><text:tab/><text:tab/><text:tab/>- the future</text:p>
      <text:p text:style-name="P3"><text:tab/><text:tab/></text:p>
      <text:p text:style-name="P3">der Tag / Tage<text:tab/><text:tab/><text:tab/><text:tab/>- the day / days</text:p>
      <text:p text:style-name="P3">der Morgen / Morgen<text:tab/><text:tab/><text:tab/>- the morning / mornings</text:p>
      <text:p text:style-name="P3">der Vormittag / Vormittag<text:tab/><text:tab/>- the forenoon / mornings</text:p>
      <text:p text:style-name="P3">der Mittag / Mittage<text:tab/><text:tab/><text:tab/>- the noon / noon</text:p>
      <text:p text:style-name="P3">der Nachmittag / Nachmittage<text:tab/>- the afternoon / afternoons</text:p>
      <text:p text:style-name="P3">der Abend / Abende<text:tab/><text:tab/><text:tab/>- the evening / evenings</text:p>
      <text:p text:style-name="P3">die Nacht / Nächte<text:tab/><text:tab/><text:tab/>- the night / nights</text:p>
      <text:p text:style-name="P3">die Mitternacht / Mitternächte<text:tab/>- the midnight / midnights</text:p>
      <text:p text:style-name="P3"><text:tab/><text:tab/></text:p>
      <text:p text:style-name="P3">der Tag / Tage<text:tab/><text:tab/><text:tab/><text:tab/>- the day / days</text:p>
      <text:p text:style-name="P3">die Woche / Wochen<text:tab/><text:tab/><text:tab/>- the week / weeks</text:p>
      <text:p text:style-name="P3">der Monat / Monate<text:tab/><text:tab/><text:tab/>- the month / months</text:p>
      <text:p text:style-name="P3">das Jahr / Jahre<text:tab/><text:tab/><text:tab/>- the year / years</text:p>
      <text:p text:style-name="P3"><text:tab/><text:tab/></text:p>
      <text:p text:style-name="P3">der Kalender<text:tab/><text:tab/><text:tab/><text:tab/>- the calendar</text:p>
      <text:p text:style-name="P3">der Monat / Monate<text:tab/><text:tab/><text:tab/>- the month / months</text:p>
      <text:p text:style-name="P3">der Frühling<text:tab/><text:tab/><text:tab/><text:tab/>- spring</text:p>
      <text:p text:style-name="P3">der Sommer<text:tab/><text:tab/><text:tab/><text:tab/>- summer</text:p>
      <text:p text:style-name="P3">der Herbst<text:tab/><text:tab/><text:tab/><text:tab/>- autumn</text:p>
      <text:p text:style-name="P3">der Winter<text:tab/><text:tab/><text:tab/><text:tab/>- winter</text:p>
      <text:p text:style-name="P3"><text:tab/><text:tab/></text:p>
      <text:p text:style-name="P3">der Januar<text:tab/><text:tab/><text:tab/><text:tab/>- January</text:p>
      <text:p text:style-name="P3">der Februar<text:tab/><text:tab/><text:tab/><text:tab/>- February</text:p>
      <text:p text:style-name="P3">der März<text:tab/><text:tab/><text:tab/><text:tab/>- March</text:p>
      <text:p text:style-name="P3">der April<text:tab/><text:tab/><text:tab/><text:tab/>- April</text:p>
      <text:p text:style-name="P3">der Mai<text:tab/><text:tab/><text:tab/><text:tab/>- May</text:p>
      <text:p text:style-name="P3">der Juni<text:tab/><text:tab/><text:tab/><text:tab/>- June</text:p>
      <text:p text:style-name="P3">der Juli<text:tab/><text:tab/><text:tab/><text:tab/>- July</text:p>
      <text:p text:style-name="P3">der August<text:tab/><text:tab/><text:tab/><text:tab/>- August</text:p>
      <text:p text:style-name="P3">der September<text:tab/><text:tab/><text:tab/><text:tab/>- September</text:p>
      <text:p text:style-name="P3">der Oktober<text:tab/><text:tab/><text:tab/><text:tab/>- October</text:p>
      <text:p text:style-name="P3">der November<text:tab/><text:tab/><text:tab/><text:tab/>- November</text:p>
      <text:p text:style-name="P3">der Dezember<text:tab/><text:tab/><text:tab/><text:tab/>- December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auern <text:tab/><text:tab/><text:tab/><text:tab/>- to last</text:p>
      <text:p text:style-name="P5">gehen <text:tab/><text:tab/><text:tab/><text:tab/><text:tab/>- to go / last</text:p>
      <text:p text:style-name="P6">los|gehen<text:tab/><text:tab/><text:tab/><text:tab/>- to start</text:p>
      <text:p text:style-name="P6">unterbrechen<text:tab/><text:tab/><text:tab/><text:tab/>- to interrupt</text:p>
      <text:p text:style-name="P7">warten <text:tab/><text:tab/><text:tab/><text:tab/>- to wait</text:p>
      <text:p text:style-name="P7">warten auf …<text:tab/><text:tab/><text:tab/><text:tab/>- to wait for ...</text:p>
      <text:p text:style-name="P7">bleiben <text:tab/><text:tab/><text:tab/><text:tab/>- to stay</text:p>
      <text:p text:style-name="P8">auf|hören <text:tab/><text:tab/><text:tab/><text:tab/>- to stop / quit</text:p>
      <text:p text:style-name="P8">an|fangen <text:tab/><text:tab/><text:tab/><text:tab/>- to start / begin</text:p>
      <text:p text:style-name="P6">beginnen<text:tab/><text:tab/><text:tab/><text:tab/>- to begin</text:p>
      <text:p text:style-name="P6">enden<text:tab/><text:tab/><text:tab/><text:tab/><text:tab/>- to end</text:p>
      <text:p text:style-name="P8"/>
      <text:p text:style-name="P9">noch …<text:tab/><text:tab/><text:tab/><text:tab/>- still</text:p>
      <text:p text:style-name="P10">nur …<text:tab/><text:tab/><text:tab/><text:tab/><text:tab/>- only / just</text:p>
      <text:p text:style-name="P11">in <text:tab/><text:tab/><text:tab/><text:tab/><text:tab/>- in / within</text:p>
      <text:p text:style-name="P11">nach<text:tab/><text:tab/><text:tab/><text:tab/><text:tab/>- after</text:p>
      <text:p text:style-name="P11">vor<text:tab/><text:tab/><text:tab/><text:tab/><text:tab/>- ago</text:p>
      <text:p text:style-name="P12">seit <text:tab/><text:tab/><text:tab/><text:tab/><text:tab/>- since / for</text:p>
      <text:p text:style-name="P12">bis <text:tab/><text:tab/><text:tab/><text:tab/><text:tab/>- till</text:p>
      <text:p text:style-name="P12">von <text:tab/><text:tab/><text:tab/><text:tab/><text:tab/>- from</text:p>
      <text:p text:style-name="P12">von … bis … <text:tab/><text:tab/><text:tab/><text:tab/>- from … till ...</text:p>
      <text:p text:style-name="P13">für …<text:tab/><text:tab/><text:tab/><text:tab/><text:tab/>- for ...</text:p>
      <text:p text:style-name="P11">danach<text:tab/><text:tab/><text:tab/><text:tab/><text:tab/>- after that</text:p>
      <text:p text:style-name="P11">davor<text:tab/><text:tab/><text:tab/><text:tab/><text:tab/>- before that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2:52:48.354181600</meta:creation-date>
    <dc:date>2025-11-14T16:14:08.470532700</dc:date>
    <meta:editing-duration>P2DT2H47M47S</meta:editing-duration>
    <meta:editing-cycles>11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66" meta:word-count="357" meta:character-count="1784" meta:non-whitespace-character-count="1295"/>
  </office:meta>
</office:document-meta>
</file>